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d66e" officeooo:paragraph-rsid="0018d66e"/>
    </style:style>
    <style:style style:name="P2" style:family="paragraph" style:parent-style-name="Standard">
      <style:text-properties officeooo:rsid="001955f0" officeooo:paragraph-rsid="001955f0"/>
    </style:style>
    <style:style style:name="T1" style:family="text">
      <style:text-properties officeooo:rsid="0018d66e"/>
    </style:style>
    <style:style style:name="T2" style:family="text">
      <style:text-properties officeooo:rsid="001955f0"/>
    </style:style>
    <style:style style:name="T3" style:family="text">
      <style:text-properties officeooo:rsid="001b1e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P1">Current features:</text:p>
      <text:p text:style-name="P1">- léptetés (mozgás a pályán)</text:p>
      <text:p text:style-name="P1">- full view / small view</text:p>
      <text:p text:style-name="P1">- kijárat / bejárat</text:p>
      <text:p text:style-name="P1">- endgame message</text:p>
      <text:p text:style-name="P1">- hilite</text:p>
      <text:p text:style-name="P1">- random generálás</text:p>
      <text:p text:style-name="P1">- színek</text:p>
      <text:p text:style-name="P1"/>
      <text:p text:style-name="P1"/>
      <text:p text:style-name="P1"/>
      <text:p text:style-name="P1">Current problems:</text:p>
      <text:p text:style-name="Standard">- <text:span text:style-name="T1">hilite small view-ban nem műxik (de nem is lényeges) :) xd lolol</text:span></text:p>
      <text:p text:style-name="Standard"><text:tab/><text:span text:style-name="T1">javasolt megoldás: ne csináljon semmit arra a gombra small view-ban</text:span></text:p>
      <text:p text:style-name="Standard">- “<text:span text:style-name="T1">nem uraljuk a generációt”</text:span></text:p>
      <text:p text:style-name="Standard">- </text:p>
      <text:p text:style-name="Standard"/>
      <text:p text:style-name="Standard"/>
      <text:p text:style-name="Standard"/>
      <text:p text:style-name="P1">Roadmap:</text:p>
      <text:p text:style-name="P1">- hang – JOE 1</text:p>
      <text:p text:style-name="P1">- difficulty, a random generálás paramétereit változtatva</text:p>
      <text:p text:style-name="P1"><text:tab/>egyszerű megoldás: pálya méretet változtatni</text:p>
      <text:p text:style-name="P1">- enemy-k - ZSOMBOR 1</text:p>
      <text:p text:style-name="P1"><text:tab/>akkor mozog amikor a játékos</text:p>
      <text:p text:style-name="P1"><text:tab/>egy irányban halad amíg tud, ahol irányt tud változtatni ott random választ, zsákutcánál <text:tab/><text:tab/><text:tab/>megfordul</text:p>
      <text:p text:style-name="P1">- <text:span text:style-name="T2">fog of war</text:span></text:p>
      <text:p text:style-name="P1"><text:tab/><text:span text:style-name="T2">csak azt a részét mutassa a nagy térképen amit már láttunk a small view-ban</text:span></text:p>
      <text:p text:style-name="P1">- <text:span text:style-name="T2">idő vagy lépésszámláló, high score</text:span></text:p>
      <text:p text:style-name="P2">- iranytu, kozepre mutato / kooradinata rendszer</text:p>
      <text:p text:style-name="P2">- <text:span text:style-name="T3">menürendszer</text:span></text:p>
      <text:p text:style-name="P2">- <text:span text:style-name="T3">win condition (fel kell szedni egy kulcsot a kijárat előtt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3T14:03:17.319328295</meta:creation-date>
    <dc:date>2018-07-03T15:11:14.492186607</dc:date>
    <meta:editing-duration>PT36M56S</meta:editing-duration>
    <meta:editing-cycles>1</meta:editing-cycles>
    <meta:document-statistic meta:table-count="0" meta:image-count="0" meta:object-count="0" meta:page-count="1" meta:paragraph-count="26" meta:word-count="143" meta:character-count="843" meta:non-whitespace-character-count="716"/>
    <meta:generator>LibreOffice/6.0.3.2$Linux_X86_64 LibreOffice_project/00m0$Build-2</meta:generator>
  </office:meta>
</office:document-meta>
</file>